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bf42"/>
    </style:style>
    <style:style style:name="P2" style:family="paragraph" style:parent-style-name="Standard">
      <style:text-properties officeooo:rsid="00192e05" officeooo:paragraph-rsid="00192e05"/>
    </style:style>
    <style:style style:name="P3" style:family="paragraph" style:parent-style-name="Standard">
      <style:paragraph-properties fo:text-align="end" style:justify-single-word="false"/>
      <style:text-properties officeooo:rsid="00196635" officeooo:paragraph-rsid="00196635"/>
    </style:style>
    <style:style style:name="P4" style:family="paragraph" style:parent-style-name="Standard">
      <style:text-properties officeooo:rsid="001a5344" officeooo:paragraph-rsid="001a5344"/>
    </style:style>
    <style:style style:name="P5" style:family="paragraph" style:parent-style-name="Standard">
      <style:text-properties officeooo:rsid="001aa698" officeooo:paragraph-rsid="001aa698"/>
    </style:style>
    <style:style style:name="P6" style:family="paragraph" style:parent-style-name="Standard">
      <style:text-properties officeooo:rsid="001c9250" officeooo:paragraph-rsid="001c9250"/>
    </style:style>
    <style:style style:name="P7" style:family="paragraph" style:parent-style-name="Standard">
      <style:text-properties officeooo:rsid="001cbf42" officeooo:paragraph-rsid="001cbf42"/>
    </style:style>
    <style:style style:name="P8" style:family="paragraph" style:parent-style-name="Standard">
      <style:text-properties officeooo:rsid="001e956b" officeooo:paragraph-rsid="001e956b"/>
    </style:style>
    <style:style style:name="P9" style:family="paragraph" style:parent-style-name="Text_20_body">
      <style:text-properties officeooo:rsid="001cbf42" officeooo:paragraph-rsid="001cbf42"/>
    </style:style>
    <style:style style:name="P10" style:family="paragraph" style:parent-style-name="Text_20_body">
      <style:text-properties officeooo:rsid="001dd9d9" officeooo:paragraph-rsid="001dd9d9"/>
    </style:style>
    <style:style style:name="P11" style:family="paragraph">
      <style:paragraph-properties fo:text-align="center"/>
    </style:style>
    <style:style style:name="P12" style:family="paragraph">
      <loext:graphic-properties draw:fill-color="#eeeee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dde8cb" draw:fill-color="#eeeeee" draw:textarea-horizontal-align="justify" draw:textarea-vertical-align="middle" draw:auto-grow-height="false" fo:min-height="13.196cm" fo:min-width="10.6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</text:p>
      <text:p text:style-name="P3">14/02/2024</text:p>
      <text:p text:style-name="P2"/>
      <text:p text:style-name="P2"/>
      <text:p text:style-name="P4">1. Se elige logo </text:p>
      <text:p text:style-name="P4"><draw:custom-shape text:anchor-type="paragraph" draw:z-index="0" draw:name="Forma 1" draw:style-name="gr2" draw:text-style-name="P12" svg:width="10.604cm" svg:height="13.196cm" svg:x="1.603cm" svg:y="0.303cm"><text:p/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1" draw:name="Línea 1" draw:style-name="gr1" draw:text-style-name="P11" svg:x1="1.603cm" svg:y1="0.095cm" svg:x2="12.206cm" svg:y2="0.076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n página de inicio colocar la barra fija, colocar </text:p>
      <text:p text:style-name="P8">No te preocupes por tu producto.</text:p>
      <text:p text:style-name="P8">Angel se encarga de vender tu producto</text:p>
      <text:p text:style-name="P8">creación de porpuestas gaastronómicas</text:p>
      <text:p text:style-name="P8">Olvidate de organizar tu productogestion admisnistrativa</text:p>
      <text:p text:style-name="P8"/>
      <text:p text:style-name="P8">Noelia, descripcion de noelia brevemente y que te lleve a la parte de noelia en nosotros</text:p>
      <text:p text:style-name="P6"/>
      <text:p text:style-name="P7">Dos artículos antes del grid</text:p>
      <text:p text:style-name="P7">Grid con 3 imagenes y 3 sectores de info</text:p>
      <text:p text:style-name="P6"/>
      <text:h text:style-name="P1" text:outline-level="2">En contacto: </text:h>
      <text:p text:style-name="P9">Barra con Logo, Inicio y Nosotros.</text:p>
      <text:p text:style-name="Text_20_body">crear un formulario para que la gente se registre y que luego le llegue la newslater.</text:p>
      <text:p text:style-name="P9">Mapa de Google</text:p>
      <text:h text:style-name="Heading_20_2" text:outline-level="2"><text:soft-page-break/>Sobre Nosotros: </text:h>
      <text:p text:style-name="P10">Barra de nav</text:p>
      <text:p text:style-name="P9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1:22:50.479309255</meta:creation-date>
    <dc:date>2024-02-15T18:03:13.805980517</dc:date>
    <meta:editing-duration>PT24M9S</meta:editing-duration>
    <meta:editing-cycles>1</meta:editing-cycles>
    <meta:document-statistic meta:table-count="0" meta:image-count="0" meta:object-count="0" meta:page-count="2" meta:paragraph-count="17" meta:word-count="100" meta:character-count="577" meta:non-whitespace-character-count="490"/>
    <meta:generator>LibreOffice/7.3.7.2$Linux_X86_64 LibreOffice_project/30$Build-2</meta:generator>
  </office:meta>
</office:document-meta>
</file>